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1" svg:font-family="Ubuntu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6ffe0" officeooo:paragraph-rsid="0006ffe0"/>
    </style:style>
    <style:style style:name="P2" style:family="paragraph" style:parent-style-name="Standard">
      <style:text-properties style:font-name="Ubuntu" fo:font-size="14pt" style:text-underline-style="solid" style:text-underline-width="auto" style:text-underline-color="font-color" officeooo:rsid="0006ffe0" officeooo:paragraph-rsid="0006ffe0"/>
    </style:style>
    <style:style style:name="P3" style:family="paragraph" style:parent-style-name="Standard">
      <style:text-properties style:font-name="Ubuntu" fo:font-size="14pt" style:text-underline-style="solid" style:text-underline-width="auto" style:text-underline-color="font-color" fo:font-weight="bold" officeooo:rsid="00091b53" officeooo:paragraph-rsid="00091b53" style:font-weight-asian="bold" style:font-weight-complex="bold"/>
    </style:style>
    <style:style style:name="P4" style:family="paragraph" style:parent-style-name="Standard">
      <style:text-properties style:font-name="Ubuntu" fo:font-size="14pt" style:text-underline-style="solid" style:text-underline-width="auto" style:text-underline-color="font-color" fo:font-weight="bold" officeooo:rsid="000be3d8" officeooo:paragraph-rsid="000be3d8" style:font-weight-asian="bold" style:font-weight-complex="bold"/>
    </style:style>
    <style:style style:name="P5" style:family="paragraph" style:parent-style-name="Standard">
      <style:text-properties style:font-name="Ubuntu" fo:font-size="14pt" style:text-underline-style="solid" style:text-underline-width="auto" style:text-underline-color="font-color" officeooo:rsid="000fbad6" officeooo:paragraph-rsid="000fbad6"/>
    </style:style>
    <style:style style:name="P6" style:family="paragraph" style:parent-style-name="Standard">
      <style:text-properties style:font-name="Ubuntu" fo:font-size="14pt" fo:font-style="normal" style:text-underline-style="solid" style:text-underline-width="auto" style:text-underline-color="font-color" fo:font-weight="bold" officeooo:rsid="000a2012" officeooo:paragraph-rsid="000a2012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font-name="Ubuntu" fo:font-size="14pt" style:text-underline-style="none" fo:font-weight="bold" officeooo:rsid="000be3d8" officeooo:paragraph-rsid="000be3d8" style:font-weight-asian="bold" style:font-weight-complex="bold"/>
    </style:style>
    <style:style style:name="P8" style:family="paragraph" style:parent-style-name="Standard">
      <style:text-properties style:font-name="Ubuntu" fo:font-size="14pt" style:text-underline-style="none" fo:font-weight="bold" officeooo:rsid="000ea5ab" officeooo:paragraph-rsid="000ea5ab" style:font-weight-asian="bold" style:font-weight-complex="bold"/>
    </style:style>
    <style:style style:name="P9" style:family="paragraph" style:parent-style-name="Standard">
      <style:text-properties style:font-name="Ubuntu" fo:font-size="16pt" style:text-underline-style="solid" style:text-underline-width="auto" style:text-underline-color="font-color" officeooo:rsid="0006ffe0" officeooo:paragraph-rsid="0006ffe0"/>
    </style:style>
    <style:style style:name="P10" style:family="paragraph" style:parent-style-name="Standard">
      <style:paragraph-properties fo:text-align="center" style:justify-single-word="false"/>
      <style:text-properties style:font-name="Ubuntu" fo:font-size="16pt" style:text-underline-style="solid" style:text-underline-width="auto" style:text-underline-color="#ed1c24" officeooo:rsid="0006ffe0" officeooo:paragraph-rsid="0006ffe0"/>
    </style:style>
    <style:style style:name="P11" style:family="paragraph" style:parent-style-name="Standard">
      <style:text-properties style:font-name="Ubuntu" fo:font-size="12pt" style:text-underline-style="solid" style:text-underline-width="auto" style:text-underline-color="font-color" officeooo:rsid="000740cd" officeooo:paragraph-rsid="000740cd"/>
    </style:style>
    <style:style style:name="P12" style:family="paragraph" style:parent-style-name="Standard">
      <style:text-properties style:font-name="Ubuntu" fo:font-size="12pt" style:text-underline-style="solid" style:text-underline-width="auto" style:text-underline-color="font-color" fo:font-weight="bold" officeooo:rsid="000740cd" officeooo:paragraph-rsid="000740cd" style:font-weight-asian="bold" style:font-weight-complex="bold"/>
    </style:style>
    <style:style style:name="P13" style:family="paragraph" style:parent-style-name="Standard">
      <style:text-properties style:font-name="Ubuntu" fo:font-size="13pt" fo:font-style="normal" style:text-underline-style="solid" style:text-underline-width="auto" style:text-underline-color="font-color" fo:font-weight="bold" officeooo:rsid="000a2012" officeooo:paragraph-rsid="000a2012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text-properties style:text-position="0% 100%" style:font-name="Ubuntu" fo:font-size="14pt" style:text-underline-style="solid" style:text-underline-width="auto" style:text-underline-color="font-color" officeooo:rsid="001020f5" officeooo:paragraph-rsid="001020f5"/>
    </style:style>
    <style:style style:name="P15" style:family="paragraph" style:parent-style-name="Standard">
      <style:text-properties style:text-position="0% 100%" style:font-name="Ubuntu" fo:font-size="14pt" style:text-underline-style="solid" style:text-underline-width="auto" style:text-underline-color="font-color" officeooo:rsid="001125cb" officeooo:paragraph-rsid="001125cb"/>
    </style:style>
    <style:style style:name="P16" style:family="paragraph" style:parent-style-name="Standard">
      <style:text-properties style:text-position="0% 100%" style:font-name="Ubuntu" fo:font-size="14pt" style:text-underline-style="solid" style:text-underline-width="auto" style:text-underline-color="font-color" officeooo:rsid="001144c5" officeooo:paragraph-rsid="001144c5"/>
    </style:style>
    <style:style style:name="P17" style:family="paragraph" style:parent-style-name="Standard">
      <style:text-properties style:text-position="0% 100%" style:font-name="Ubuntu" fo:font-size="14pt" style:text-underline-style="solid" style:text-underline-width="auto" style:text-underline-color="font-color" officeooo:rsid="0012a0ff" officeooo:paragraph-rsid="0012a0ff"/>
    </style:style>
    <style:style style:name="P18" style:family="paragraph" style:parent-style-name="Standard">
      <style:text-properties style:text-position="0% 100%" style:font-name="Ubuntu" fo:font-size="14pt" style:text-underline-style="solid" style:text-underline-width="auto" style:text-underline-color="font-color" officeooo:rsid="00135d1f" officeooo:paragraph-rsid="00135d1f"/>
    </style:style>
    <style:style style:name="P19" style:family="paragraph" style:parent-style-name="Standard">
      <style:text-properties style:text-position="0% 100%" style:font-name="Ubuntu" fo:font-size="14pt" style:text-underline-style="solid" style:text-underline-width="auto" style:text-underline-color="font-color" officeooo:rsid="00192dae" officeooo:paragraph-rsid="00192dae"/>
    </style:style>
    <style:style style:name="P20" style:family="paragraph" style:parent-style-name="Standard">
      <style:text-properties style:text-position="0% 100%" style:font-name="Ubuntu" fo:font-size="14pt" style:text-underline-style="solid" style:text-underline-width="auto" style:text-underline-color="font-color" officeooo:rsid="00192dae" officeooo:paragraph-rsid="001b0bf2"/>
    </style:style>
    <style:style style:name="P21" style:family="paragraph" style:parent-style-name="Standard">
      <style:text-properties style:text-position="0% 100%" style:font-name="Ubuntu" fo:font-size="14pt" style:text-underline-style="solid" style:text-underline-width="auto" style:text-underline-color="font-color" officeooo:rsid="001f2de5" officeooo:paragraph-rsid="001f2de5"/>
    </style:style>
    <style:style style:name="P22" style:family="paragraph" style:parent-style-name="Standard">
      <style:text-properties style:text-position="0% 100%" style:font-name="Ubuntu" fo:font-size="14pt" style:text-underline-style="solid" style:text-underline-width="auto" style:text-underline-color="font-color" officeooo:rsid="001f6d02" officeooo:paragraph-rsid="001f6d02"/>
    </style:style>
    <style:style style:name="P23" style:family="paragraph" style:parent-style-name="Standard">
      <style:text-properties style:text-position="0% 100%" style:font-name="Ubuntu" fo:font-size="14pt" style:text-underline-style="solid" style:text-underline-width="auto" style:text-underline-color="font-color" officeooo:rsid="0020958b" officeooo:paragraph-rsid="0020958b"/>
    </style:style>
    <style:style style:name="P24" style:family="paragraph" style:parent-style-name="Standard">
      <style:text-properties style:text-position="0% 100%" style:font-name="Ubuntu" fo:font-size="14pt" style:text-underline-style="solid" style:text-underline-width="auto" style:text-underline-color="font-color" officeooo:rsid="0021174b" officeooo:paragraph-rsid="0021174b"/>
    </style:style>
    <style:style style:name="P25" style:family="paragraph" style:parent-style-name="Standard">
      <style:text-properties style:text-position="0% 100%" style:font-name="Ubuntu" fo:font-size="14pt" style:text-underline-style="solid" style:text-underline-width="auto" style:text-underline-color="font-color" officeooo:rsid="002252cd" officeooo:paragraph-rsid="002252cd"/>
    </style:style>
    <style:style style:name="P26" style:family="paragraph" style:parent-style-name="Standard">
      <style:text-properties style:text-position="0% 100%" style:font-name="Ubuntu" fo:font-size="14pt" style:text-underline-style="solid" style:text-underline-width="auto" style:text-underline-color="font-color" officeooo:rsid="00236cac" officeooo:paragraph-rsid="00236cac"/>
    </style:style>
    <style:style style:name="P27" style:family="paragraph" style:parent-style-name="Standard">
      <style:text-properties style:text-position="0% 100%" style:font-name="Ubuntu" fo:font-size="14pt" style:text-underline-style="solid" style:text-underline-width="auto" style:text-underline-color="font-color" officeooo:rsid="00236e29" officeooo:paragraph-rsid="0021174b"/>
    </style:style>
    <style:style style:name="P28" style:family="paragraph" style:parent-style-name="Standard">
      <style:paragraph-properties fo:break-before="page"/>
      <style:text-properties style:text-position="0% 100%" style:font-name="Ubuntu" fo:font-size="14pt" style:text-underline-style="solid" style:text-underline-width="auto" style:text-underline-color="font-color" officeooo:rsid="001144c5" officeooo:paragraph-rsid="001144c5"/>
    </style:style>
    <style:style style:name="P29" style:family="paragraph" style:parent-style-name="Standard">
      <style:paragraph-properties fo:break-before="page"/>
      <style:text-properties style:text-position="0% 100%" style:font-name="Ubuntu" fo:font-size="14pt" style:text-underline-style="solid" style:text-underline-width="auto" style:text-underline-color="font-color" officeooo:rsid="00192dae" officeooo:paragraph-rsid="00192dae"/>
    </style:style>
    <style:style style:name="P30" style:family="paragraph" style:parent-style-name="Standard">
      <style:paragraph-properties fo:break-before="page"/>
      <style:text-properties style:text-position="0% 100%" style:font-name="Ubuntu" fo:font-size="14pt" style:text-underline-style="solid" style:text-underline-width="auto" style:text-underline-color="font-color" officeooo:rsid="001f2de5" officeooo:paragraph-rsid="001f2de5"/>
    </style:style>
    <style:style style:name="P31" style:family="paragraph">
      <style:paragraph-properties fo:text-align="center"/>
    </style:style>
    <style:style style:name="P32" style:family="paragraph">
      <style:paragraph-properties fo:text-align="start"/>
    </style:style>
    <style:style style:name="P33" style:family="paragraph">
      <loext:graphic-properties draw:fill="none" draw:fill-color="#ffffff"/>
      <style:paragraph-properties fo:text-align="center"/>
      <style:text-properties style:font-name="Ubuntu" fo:font-size="12pt" fo:font-style="italic" style:font-style-asian="italic" style:font-style-complex="italic"/>
    </style:style>
    <style:style style:name="P34" style:family="paragraph">
      <loext:graphic-properties draw:fill="none" draw:fill-color="#ffffff"/>
      <style:paragraph-properties fo:text-align="center"/>
      <style:text-properties style:font-name="Ubuntu" fo:font-style="italic" style:font-style-asian="italic" style:font-style-complex="italic"/>
    </style:style>
    <style:style style:name="P35" style:family="paragraph">
      <loext:graphic-properties draw:fill="none" draw:fill-color="#ffffff"/>
      <style:paragraph-properties fo:text-align="center"/>
      <style:text-properties style:font-name="Ubuntu" fo:font-weight="normal" style:font-weight-asian="normal" style:font-weight-complex="normal"/>
    </style:style>
    <style:style style:name="P36" style:family="paragraph">
      <loext:graphic-properties draw:fill-color="#000000"/>
      <style:paragraph-properties fo:text-align="center"/>
    </style:style>
    <style:style style:name="P37" style:family="paragraph">
      <loext:graphic-properties draw:fill="none" draw:fill-color="#ffffff"/>
      <style:text-properties style:font-name="Ubuntu"/>
    </style:style>
    <style:style style:name="P38" style:family="paragraph">
      <loext:graphic-properties draw:fill="solid" draw:fill-color="#ffffff"/>
      <style:paragraph-properties fo:text-align="center"/>
    </style:style>
    <style:style style:name="P39" style:family="paragraph">
      <loext:graphic-properties draw:fill="solid" draw:fill-color="#ffffff" draw:opacity="50%"/>
      <style:paragraph-properties fo:text-align="center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="none" draw:fill-color="#ffffff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9a88c" style:font-weight-asian="normal" style:font-weight-complex="normal"/>
    </style:style>
    <style:style style:name="T4" style:family="text">
      <style:text-properties style:text-underline-style="none" fo:font-weight="normal" officeooo:rsid="0014b090" style:font-weight-asian="normal" style:font-weight-complex="normal"/>
    </style:style>
    <style:style style:name="T5" style:family="text">
      <style:text-properties style:text-underline-style="none" fo:font-weight="normal" officeooo:rsid="00152017" style:font-weight-asian="normal" style:font-weight-complex="normal"/>
    </style:style>
    <style:style style:name="T6" style:family="text">
      <style:text-properties style:text-underline-style="none" fo:font-weight="normal" officeooo:rsid="001676a1" style:font-weight-asian="normal" style:font-weight-complex="normal"/>
    </style:style>
    <style:style style:name="T7" style:family="text">
      <style:text-properties style:text-underline-style="none" fo:font-weight="normal" officeooo:rsid="002252cd" style:font-weight-asian="normal" style:font-weight-complex="normal"/>
    </style:style>
    <style:style style:name="T8" style:family="text">
      <style:text-properties style:text-underline-style="none" officeooo:rsid="001125cb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officeooo:rsid="0014b090" style:font-weight-asian="bold" style:font-weight-complex="bold"/>
    </style:style>
    <style:style style:name="T11" style:family="text">
      <style:text-properties style:text-underline-style="none" fo:font-weight="bold" officeooo:rsid="001676a1" style:font-weight-asian="bold" style:font-weight-complex="bold"/>
    </style:style>
    <style:style style:name="T12" style:family="text">
      <style:text-properties style:text-underline-style="none" officeooo:rsid="0014b090"/>
    </style:style>
    <style:style style:name="T13" style:family="text">
      <style:text-properties style:text-underline-style="none" officeooo:rsid="00152017"/>
    </style:style>
    <style:style style:name="T14" style:family="text">
      <style:text-properties style:text-underline-style="none" officeooo:rsid="001f6d02"/>
    </style:style>
    <style:style style:name="T15" style:family="text">
      <style:text-properties fo:font-weight="normal" officeooo:rsid="0009a88c" style:font-weight-asian="normal" style:font-weight-complex="normal"/>
    </style:style>
    <style:style style:name="T16" style:family="text">
      <style:text-properties style:text-underline-style="solid" style:text-underline-width="auto" style:text-underline-color="#ed1c24" fo:font-weight="normal" style:font-weight-asian="normal" style:font-weight-complex="normal"/>
    </style:style>
    <style:style style:name="T1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09a88c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0a2012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0db599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179f39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0e9676" style:font-style-asian="italic" style:font-weight-asian="normal" style:font-style-complex="italic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09a88c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0e9676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09a88c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solid" style:text-underline-width="auto" style:text-underline-color="font-color" fo:font-weight="normal" officeooo:rsid="000e9676" style:font-style-asian="normal" style:font-weight-asian="normal" style:font-style-complex="normal" style:font-weight-complex="normal"/>
    </style:style>
    <style:style style:name="T29" style:family="text">
      <style:text-properties style:text-position="sub 58%" style:text-underline-style="none"/>
    </style:style>
    <style:style style:name="T30" style:family="text">
      <style:text-properties style:text-position="sub 58%" style:text-underline-style="none" fo:font-weight="normal" style:font-weight-asian="normal" style:font-weight-complex="normal"/>
    </style:style>
    <style:style style:name="T31" style:family="text">
      <style:text-properties style:text-position="sub 58%" style:font-name="Ubuntu1" style:text-underline-style="none" fo:font-weight="normal" style:font-weight-asian="normal" style:font-weight-complex="normal"/>
    </style:style>
    <style:style style:name="T32" style:family="text">
      <style:text-properties style:text-position="sub 58%" style:font-name="Ubuntu1" style:text-underline-style="none" fo:font-weight="normal" officeooo:rsid="001b0bf2" style:font-weight-asian="normal" style:font-weight-complex="normal"/>
    </style:style>
    <style:style style:name="T33" style:family="text">
      <style:text-properties style:text-position="sub 58%" style:font-name="Ubuntu1" style:text-underline-style="none" fo:font-weight="normal" officeooo:rsid="001f6d02" style:font-weight-asian="normal" style:font-weight-complex="normal"/>
    </style:style>
    <style:style style:name="T34" style:family="text">
      <style:text-properties style:text-position="sub 58%" style:font-name="Ubuntu1" fo:font-size="16pt" style:text-underline-style="none" fo:font-weight="normal" style:font-weight-asian="normal" style:font-weight-complex="normal"/>
    </style:style>
    <style:style style:name="T35" style:family="text">
      <style:text-properties style:text-position="sub 58%" style:font-name="Ubuntu1" fo:font-size="18pt" style:text-underline-style="none" fo:font-weight="normal" style:font-weight-asian="normal" style:font-weight-complex="normal"/>
    </style:style>
    <style:style style:name="T36" style:family="text">
      <style:text-properties style:text-position="sub 58%" style:font-name="Ubuntu1" fo:font-size="20pt" style:text-underline-style="none" fo:font-weight="normal" style:font-weight-asian="normal" style:font-weight-complex="normal"/>
    </style:style>
    <style:style style:name="T37" style:family="text">
      <style:text-properties style:text-position="sub 58%" style:font-name="Liberation Serif1" fo:font-size="24pt" style:text-underline-style="none" fo:font-weight="normal" officeooo:rsid="002252cd" style:font-weight-asian="normal" style:font-weight-complex="normal"/>
    </style:style>
    <style:style style:name="T38" style:family="text">
      <style:text-properties style:text-position="0% 100%" style:text-underline-style="none"/>
    </style:style>
    <style:style style:name="T39" style:family="text">
      <style:text-properties style:font-name="Ubuntu1" style:text-underline-style="none" fo:font-weight="normal" style:font-weight-asian="normal" style:font-weight-complex="normal"/>
    </style:style>
    <style:style style:name="T40" style:family="text">
      <style:text-properties style:font-name="Ubuntu1" style:text-underline-style="none" fo:font-weight="normal" officeooo:rsid="001b0bf2" style:font-weight-asian="normal" style:font-weight-complex="normal"/>
    </style:style>
    <style:style style:name="T41" style:family="text">
      <style:text-properties style:font-name="Ubuntu1" style:text-underline-style="none" fo:font-weight="normal" officeooo:rsid="0020958b" style:font-weight-asian="normal" style:font-weight-complex="normal"/>
    </style:style>
    <style:style style:name="T42" style:family="text">
      <style:text-properties style:font-name="Ubuntu1" style:text-underline-style="none" fo:font-weight="normal" officeooo:rsid="002252cd" style:font-weight-asian="normal" style:font-weight-complex="normal"/>
    </style:style>
    <style:style style:name="T43" style:family="text">
      <style:text-properties style:font-name="Ubuntu1" style:text-underline-style="none" fo:font-weight="bold" style:font-weight-asian="bold" style:font-weight-complex="bold"/>
    </style:style>
    <style:style style:name="T44" style:family="text">
      <style:text-properties style:font-name="Ubuntu1" style:text-underline-style="none" fo:font-weight="bold" officeooo:rsid="001b0bf2" style:font-weight-asian="bold" style:font-weight-complex="bold"/>
    </style:style>
    <style:style style:name="T45" style:family="text">
      <style:text-properties style:font-name="Ubuntu1" fo:font-size="16pt" style:text-underline-style="none" fo:font-weight="normal" style:font-weight-asian="normal" style:font-weight-complex="normal"/>
    </style:style>
    <style:style style:name="T46" style:family="text">
      <style:text-properties style:font-name="Ubuntu1" fo:font-size="16pt" style:text-underline-style="none" fo:font-weight="normal" officeooo:rsid="002252cd" style:font-weight-asian="normal" style:font-weight-complex="normal"/>
    </style:style>
    <style:style style:name="T47" style:family="text">
      <style:text-properties style:font-name="Ubuntu1" fo:font-size="16pt" style:text-underline-style="none" fo:font-weight="normal" officeooo:rsid="0023dff8" style:font-weight-asian="normal" style:font-weight-complex="normal"/>
    </style:style>
    <style:style style:name="T48" style:family="text">
      <style:text-properties style:font-name="Ubuntu1" fo:font-size="16pt" style:text-underline-style="none" fo:font-weight="bold" style:font-weight-asian="bold" style:font-weight-complex="bold"/>
    </style:style>
    <style:style style:name="T49" style:family="text">
      <style:text-properties style:font-name="Ubuntu1" fo:font-size="18pt" style:text-underline-style="none" fo:font-weight="normal" style:font-weight-asian="normal" style:font-weight-complex="normal"/>
    </style:style>
    <style:style style:name="T50" style:family="text">
      <style:text-properties style:font-name="Ubuntu1" fo:font-size="20pt" style:text-underline-style="none" fo:font-weight="normal" style:font-weight-asian="normal" style:font-weight-complex="normal"/>
    </style:style>
    <style:style style:name="T51" style:family="text">
      <style:text-properties style:font-name="Liberation Serif1" fo:font-size="24pt" style:text-underline-style="none" fo:font-weight="normal" officeooo:rsid="002252cd" style:font-weight-asian="normal" style:font-weight-complex="normal"/>
    </style:style>
    <style:style style:name="T52" style:family="text">
      <style:text-properties style:font-name="Ubuntu" fo:font-size="12pt" fo:font-style="italic" style:font-style-asian="italic" style:font-style-complex="italic"/>
    </style:style>
    <style:style style:name="T53" style:family="text">
      <style:text-properties style:font-name="Ubuntu" fo:font-size="12pt" fo:font-style="normal" style:font-style-asian="normal" style:font-style-complex="normal"/>
    </style:style>
    <style:style style:name="T54" style:family="text">
      <style:text-properties style:font-name="Ubuntu" fo:font-style="italic" style:font-style-asian="italic" style:font-style-complex="italic"/>
    </style:style>
    <style:style style:name="T55" style:family="text">
      <style:text-properties style:font-name="Ubuntu" fo:font-style="normal" style:font-style-asian="normal" style:font-style-complex="normal"/>
    </style:style>
    <style:style style:name="T56" style:family="text">
      <style:text-properties style:font-name="Ubuntu" fo:font-weight="normal" style:font-weight-asian="normal" style:font-weight-complex="normal"/>
    </style:style>
    <style:style style:name="T57" style:family="text">
      <style:text-properties style:font-name="Ubuntu"/>
    </style:style>
    <style:style style:name="T58" style:family="text">
      <style:text-properties style:text-line-through-style="none" style:text-line-through-type="none"/>
    </style:style>
    <style:style style:name="T59" style:family="text">
      <style:text-properties style:text-line-through-style="solid" style:text-line-through-type="single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svg:stroke-opacity="50%" draw:fill="none" draw:fill-color="#ffffff" fo:min-height="6.8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svg:stroke-opacity="50%" draw:fill="none" draw:fill-color="#ffffff" fo:min-height="6.7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none" draw:fill-color="#ffffff" fo:min-height="1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marker-end="Arrow" draw:marker-end-width="0.176cm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color="#000000" draw:fill="solid" draw:fill-color="#ffffff" fo:min-height="2.6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fill="solid" draw:fill-color="#ffffff" draw:textarea-horizontal-align="justify" draw:textarea-vertical-align="middle" draw:auto-grow-height="false" fo:min-height="1.062cm" fo:min-width="3.2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color="#000000" draw:fill="solid" draw:fill-color="#ffffff" draw:opacity="50%" fo:min-height="2.6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81cm" svg:stroke-color="#000000" draw:marker-start-width="0.474cm" draw:marker-end="Arrow" draw:marker-end-width="0.298cm" draw:textarea-horizontal-align="center" draw:textarea-vertical-align="middle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1.4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solid" svg:stroke-color="#000000" draw:fill="none" draw:fill-color="#ffffff" fo:min-height="3.8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solid" svg:stroke-color="#000000" draw:fill="none" draw:fill-color="#ffffff" fo:min-height="2.1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053cm" svg:stroke-color="#000000" draw:marker-start-width="0.432cm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solid" svg:stroke-color="#000000" draw:fill="none" draw:fill-color="#ffffff" fo:min-height="2.38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 n°3<text:tab/>Info304 – Base de données.</text:p>
      <text:p text:style-name="P1"/>
      <text:p text:style-name="P10">Le modèle Relationnel</text:p>
      <text:p text:style-name="P9"><text:span text:style-name="T1"/></text:p>
      <text:p text:style-name="P11"><text:span text:style-name="T1">modèle logique associé aux SGBD relationnels.</text:span></text:p>
      <text:p text:style-name="P12"><text:span text:style-name="T1">Objectif : </text:span></text:p>
      <text:p text:style-name="P12"><text:span text:style-name="T2">- indépendance physique</text:span></text:p>
      <text:p text:style-name="P12"><text:span text:style-name="T2">- traitement de redondance des données</text:span></text:p>
      <text:p text:style-name="P12"><text:span text:style-name="T2">- langage de manipulation de données non procédural</text:span></text:p>
      <text:p text:style-name="P12"><text:span text:style-name="T2">- standard</text:span></text:p>
      <text:p text:style-name="P12"><text:span text:style-name="T2"/></text:p>
      <text:p text:style-name="P3"><text:span text:style-name="T16">Définition</text:span><text:span text:style-name="T2"> :</text:span></text:p>
      <text:p text:style-name="P3"><text:span text:style-name="T2"><text:tab/></text:span></text:p>
      <text:p text:style-name="P3"><text:span text:style-name="T2"><text:tab/></text:span><text:span text:style-name="T16">Domaine</text:span><text:span text:style-name="T2"> : </text:span><text:span text:style-name="T17">ensemble fini ou infini de valeurs (atomiques)</text:span></text:p>
      <text:p text:style-name="P3"><text:span text:style-name="T2"><text:tab/></text:span><text:span text:style-name="T15">Relation </text:span><text:span text:style-name="T2">: </text:span><text:span text:style-name="T18">sous ensemble du produit cartésien d’une valeur du domaine</text:span></text:p>
      <text:p text:style-name="P3"><text:span text:style-name="T18"><text:tab/></text:span><text:span text:style-name="T24">En-tête d’une relation</text:span><text:span text:style-name="T27"> : </text:span><text:span text:style-name="T18">ensemble fixé d’attributs tous distincts deux à <text:tab/><text:tab/><text:tab/><text:tab/><text:tab/> <text:s/>deux (on dit aussi schéma)</text:span></text:p>
      <text:p text:style-name="P3"><text:span text:style-name="T18"><text:tab/></text:span><text:span text:style-name="T24">Corps d’une relation :</text:span><text:span text:style-name="T27"> </text:span><text:span text:style-name="T18">constitué de différents t-uples</text:span></text:p>
      <text:p text:style-name="P3"><text:span text:style-name="T18"><text:tab/><text:tab/><text:tab/><text:tab/></text:span><text:span text:style-name="T19">t-uples : liste d’attributs instanciati</text:span><text:span text:style-name="T20">és</text:span><text:span text:style-name="T19"> dans leur <text:tab/><text:tab/><text:tab/><text:tab/><text:tab/>domaine de valeurs</text:span></text:p>
      <text:p text:style-name="P3"><draw:frame text:anchor-type="paragraph" draw:z-index="1" draw:name="Forme1" draw:style-name="gr2" draw:text-style-name="P33" svg:width="3.677cm" svg:height="6.82cm" svg:x="12.07cm" svg:y="0.085cm"><draw:text-box><text:p text:style-name="P31"><text:span text:style-name="T52">Modèle </text:span><text:span text:style-name="T52">relationnel</text:span></text:p><text:p text:style-name="P31"><text:span text:style-name="T52"/></text:p><text:p text:style-name="P32"><text:span text:style-name="T53"><text:s/></text:span><text:span text:style-name="T53">relation</text:span></text:p><text:p text:style-name="P32"><text:span text:style-name="T53"/></text:p><text:p text:style-name="P32"><text:span text:style-name="T53"><text:s/></text:span><text:span text:style-name="T53">t uple</text:span></text:p><text:p text:style-name="P32"><text:span text:style-name="T53"/></text:p><text:p text:style-name="P32"><text:span text:style-name="T53"><text:s/></text:span><text:span text:style-name="T53">attribut</text:span></text:p><text:p text:style-name="P32"><text:span text:style-name="T53"/></text:p><text:p text:style-name="P32"><text:span text:style-name="T53"><text:s/></text:span><text:span text:style-name="T53">cardinalité</text:span></text:p><text:p text:style-name="P32"><text:span text:style-name="T53"/></text:p><text:p text:style-name="P32"><text:span text:style-name="T53"><text:s/></text:span><text:span text:style-name="T53">degrés</text:span></text:p><text:p text:style-name="P32"><text:span text:style-name="T53"/></text:p><text:p text:style-name="P32"><text:span text:style-name="T53"><text:s/></text:span><text:span text:style-name="T53">clé primaire</text:span></text:p></draw:text-box></draw:frame><draw:frame text:anchor-type="paragraph" draw:z-index="2" draw:name="Forme1" draw:style-name="gr3" draw:text-style-name="P34" svg:width="3.176cm" svg:height="6.818cm" svg:x="15.746cm" svg:y="0.085cm"><draw:text-box><text:p text:style-name="P31"><text:span text:style-name="T54">SQL</text:span></text:p><text:p text:style-name="P31"><text:span text:style-name="T54"/></text:p><text:p text:style-name="P32"><text:span text:style-name="T55"><text:s/></text:span><text:span text:style-name="T55">table</text:span></text:p><text:p text:style-name="P32"><text:span text:style-name="T55"/></text:p><text:p text:style-name="P32"><text:span text:style-name="T55"><text:s/></text:span><text:span text:style-name="T55">ligne</text:span></text:p><text:p text:style-name="P32"><text:span text:style-name="T55"/></text:p><text:p text:style-name="P32"><text:span text:style-name="T55"><text:s/></text:span><text:span text:style-name="T55">colonne</text:span></text:p><text:p text:style-name="P32"><text:span text:style-name="T55"/></text:p><text:p text:style-name="P32"><text:span text:style-name="T55"><text:s/></text:span><text:span text:style-name="T55">Nbe lignes</text:span></text:p><text:p text:style-name="P32"><text:span text:style-name="T55"/></text:p><text:p text:style-name="P32"><text:span text:style-name="T55"><text:s/></text:span><text:span text:style-name="T55">Nbe colonnes</text:span></text:p><text:p text:style-name="P32"><text:span text:style-name="T55"/></text:p><text:p text:style-name="P32"><text:span text:style-name="T55"><text:s/></text:span><text:span text:style-name="T55">Identifiant</text:span></text:p><text:p text:style-name="P32"><text:span text:style-name="T55">unique </text:span></text:p></draw:text-box></draw:frame><text:span text:style-name="T18"/></text:p>
      <text:p text:style-name="P6"><text:span text:style-name="T3">E</text:span><text:span text:style-name="T2">xemple de relation :</text:span></text:p>
      <text:p text:style-name="P6"><text:span text:style-name="T2"><text:tab/>En tête : </text:span></text:p>
      <text:p text:style-name="P6"><text:span text:style-name="T2"><text:tab/><text:tab/>Vins(<text:tab/>idVin : entier</text:span></text:p>
      <text:p text:style-name="P13"><text:span text:style-name="T2"><text:tab/><text:tab/><text:tab/>nomVin : chaîne de caractères </text:span></text:p>
      <text:p text:style-name="P13"><text:span text:style-name="T2"><text:tab/><text:tab/><text:tab/>regionVin : chaîne de caractères</text:span></text:p>
      <text:p text:style-name="P13"><text:span text:style-name="T2"><text:tab/><text:tab/><text:tab/>millésime : entier)</text:span></text:p>
      <text:p text:style-name="P6"><text:span text:style-name="T2"><text:tab/>Corps :</text:span></text:p>
      <text:p text:style-name="P13"><text:span text:style-name="T2"><text:tab/><text:tab/>(<text:tab/>(1, Don Perignon, Champagne, 1990),</text:span></text:p>
      <text:p text:style-name="P13"><text:span text:style-name="T2"><text:tab/><text:tab/><text:tab/>(2, Nuit St George, Bourgogne, 2010),</text:span></text:p>
      <text:p text:style-name="P13"><text:span text:style-name="T2"><text:tab/><text:tab/><text:tab/>(3, Lalande Pommecol, Bordeaux, 1999),</text:span></text:p>
      <text:p text:style-name="P13"><text:span text:style-name="T2"><text:tab/><text:tab/><text:tab/>(7, Pommard, Bourgogne, 2001),</text:span></text:p>
      <text:p text:style-name="P13"><text:span text:style-name="T2"><text:tab/><text:tab/><text:tab/>(10, Medoc, Bordeaux, 2010)<text:tab/>)</text:span></text:p>
      <text:p text:style-name="P13"><text:span text:style-name="T2"><text:tab/></text:span></text:p>
      <text:p text:style-name="P6"/>
      <text:p text:style-name="P6"><text:span text:style-name="T2"/></text:p>
      <text:p text:style-name="P3"><text:span text:style-name="T27"><text:tab/></text:span></text:p>
      <text:p text:style-name="P4"><text:span text:style-name="T27">C</text:span><text:span text:style-name="T26">ontrainte d’intégrité :</text:span></text:p>
      <text:p text:style-name="P4"><text:span text:style-name="T26"><text:tab/></text:span><text:span text:style-name="T23">clé primaire</text:span><text:span text:style-name="T26"> : </text:span><text:span text:style-name="T17">ensemble d’attributs dont les valeurs permettent de <text:tab/>distinguer les t-uples les uns des autres</text:span></text:p>
      <text:p text:style-name="P4"><text:span text:style-name="T17"><text:tab/></text:span></text:p>
      <text:p text:style-name="P7"><text:span text:style-name="T23"><text:tab/></text:span><text:span text:style-name="T28">propriété</text:span><text:span text:style-name="T25"> : </text:span><text:span text:style-name="T22">la clé primaire doit être unique est irréductible</text:span></text:p>
      <text:p text:style-name="P7"><text:span text:style-name="T25"/></text:p>
      <text:p text:style-name="P8"><text:span text:style-name="T25">C</text:span><text:span text:style-name="T23">ontrainte d’entité : </text:span></text:p>
      <text:p text:style-name="P8"><text:span text:style-name="T23"><text:tab/>impose que toute relation possède une clé candidate et que tout <text:tab/>attribut participant à cette clé soit non nul</text:span></text:p>
      <text:p text:style-name="P8"><text:soft-page-break/><text:span text:style-name="T23">Contrainte référentielle : </text:span></text:p>
      <text:p text:style-name="P8"><text:span text:style-name="T23"><text:tab/>contrainte portant sur une relation S consistant à imposer que la <text:tab/>valeur d’un groupe attribut apparaisse comme valeur de clé candidate <text:tab/>dans une relation R</text:span></text:p>
      <text:p text:style-name="P8"><text:span text:style-name="T23"/></text:p>
      <text:p text:style-name="P8"><text:span text:style-name="T23">Contrainte de domaine : </text:span></text:p>
      <text:p text:style-name="P8"><text:span text:style-name="T23"><text:tab/>contrainte imposant qu’un attribut d’une relation doit comporter une <text:tab/>valeur vérifiant une assertion logique.</text:span></text:p>
      <text:p text:style-name="P2"><text:span text:style-name="T1"/></text:p>
      <text:p text:style-name="P2"><text:span text:style-name="T1"/></text:p>
      <text:p text:style-name="P5"><text:span text:style-name="T1">Transformation modèle E/A → Relationnel</text:span></text:p>
      <text:p text:style-name="P5"><text:span text:style-name="T1"/></text:p>
      <text:p text:style-name="P5"><text:span text:style-name="T1">1 entité se transforme en une relation </text:span></text:p>
      <text:p text:style-name="P5"><text:span text:style-name="T1"/></text:p>
      <text:p text:style-name="P5"><text:span text:style-name="T1"><text:tab/><text:tab/>E1</text:span></text:p>
      <text:p text:style-name="P5"><text:span text:style-name="T1"><text:tab/>p</text:span><text:span text:style-name="T29">1</text:span></text:p>
      <text:p text:style-name="P5"><text:span text:style-name="T1"><text:tab/>p</text:span><text:span text:style-name="T29">2<text:tab/><text:tab/><text:tab/></text:span><text:span text:style-name="T38">E1(P1, P2, … , Pn)</text:span></text:p>
      <text:p text:style-name="P5"><text:span text:style-name="T1"><text:tab/>.</text:span></text:p>
      <text:p text:style-name="P5"><text:span text:style-name="T1"><text:tab/>.</text:span></text:p>
      <text:p text:style-name="P5"><text:span text:style-name="T1"><text:tab/>p</text:span><text:span text:style-name="T29">n</text:span></text:p>
      <text:p text:style-name="P5"><draw:frame text:anchor-type="paragraph" draw:z-index="3" draw:name="Forme2" draw:style-name="gr4" draw:text-style-name="P35" svg:width="4.322cm" svg:height="2.924cm" svg:x="1.487cm" svg:y="0.333cm"><draw:text-box><text:p text:style-name="P31"><text:span text:style-name="T56">Véhicule</text:span></text:p><text:p text:style-name="P32"><text:span text:style-name="T56"><text:s/></text:span><text:span text:style-name="T56">N° immat</text:span></text:p><text:p text:style-name="P32"><text:span text:style-name="T56"><text:s/></text:span><text:span text:style-name="T56">modèle</text:span></text:p><text:p text:style-name="P32"><text:span text:style-name="T56"><text:s/></text:span><text:span text:style-name="T56">marque</text:span></text:p><text:p text:style-name="P32"><text:span text:style-name="T56"><text:s/></text:span><text:span text:style-name="T56">couleur</text:span></text:p><text:p text:style-name="P32"><text:span text:style-name="T56"><text:s/></text:span><text:span text:style-name="T56">puiss. fiscale</text:span></text:p></draw:text-box></draw:frame><text:span text:style-name="T29"/></text:p>
      <text:p text:style-name="P5"><draw:line text:anchor-type="paragraph" draw:z-index="4" draw:name="Forme3" draw:style-name="gr5" draw:text-style-name="P36" svg:x1="6.456cm" svg:y1="1.12cm" svg:x2="9.072cm" svg:y2="1.148cm"><text:p/></draw:line><draw:frame text:anchor-type="paragraph" draw:z-index="5" draw:name="Forme4" draw:style-name="gr6" draw:text-style-name="P37" svg:width="8.526cm" svg:height="0.976cm" svg:x="9.396cm" svg:y="0.797cm"><draw:text-box><text:p><text:span text:style-name="T57">Véhicule(N° </text:span><text:span text:style-name="T57">immat, modèle, </text:span><text:span text:style-name="T57">marque, </text:span><text:span text:style-name="T57"><text:tab/></text:span><text:span text:style-name="T57"><text:tab/></text:span><text:span text:style-name="T57"><text:tab/></text:span><text:span text:style-name="T57"> <text:s text:c="4"/></text:span><text:span text:style-name="T57">couleur, puiss. </text:span><text:span text:style-name="T57">fiscale)</text:span></text:p></draw:text-box></draw:frame><text:span text:style-name="T29"/></text:p>
      <text:p text:style-name="P5"><text:span text:style-name="T29"/></text:p>
      <text:p text:style-name="P5"><text:span text:style-name="T29"/></text:p>
      <text:p text:style-name="P5"><text:span text:style-name="T29"/></text:p>
      <text:p text:style-name="P5"><text:span text:style-name="T29"/></text:p>
      <text:p text:style-name="P5"><text:span text:style-name="T29"/></text:p>
      <text:p text:style-name="P14"><text:span text:style-name="T1">Transformation d’une association </text:span><text:span text:style-name="T8">0 ou 1 – N / O ou 1 - N</text:span></text:p>
      <text:p text:style-name="P14"><text:span text:style-name="T1"/></text:p>
      <text:p text:style-name="P14"><draw:frame text:anchor-type="paragraph" draw:z-index="6" draw:name="Forme5" draw:style-name="gr7" draw:text-style-name="P38" svg:width="1.676cm" svg:height="2.691cm" svg:x="0.106cm" svg:y="0.663cm"><draw:text-box><text:p text:style-name="P31">E1</text:p><text:p text:style-name="P32"><text:s/>a1</text:p><text:p text:style-name="P32"><text:s/>a2</text:p><text:p text:style-name="P32"><text:s/>.</text:p><text:p text:style-name="P32"><text:s/>.</text:p><text:p text:style-name="P32"><text:s/>an</text:p></draw:text-box></draw:frame><draw:line text:anchor-type="paragraph" draw:z-index="7" draw:name="Forme6" draw:style-name="gr1" draw:text-style-name="P31" svg:x1="1.782cm" svg:y1="1.956cm" svg:x2="2.694cm" svg:y2="1.956cm"><text:p/></draw:line><draw:custom-shape text:anchor-type="paragraph" draw:z-index="8" draw:name="Forme7" draw:style-name="gr8" draw:text-style-name="P38" svg:width="4.617cm" svg:height="1.5cm" svg:x="2.604cm" svg:y="1.222cm"><text:p text:style-name="P31">Association</text:p><text:p text:style-name="P31">q1</text:p><text:p text:style-name="P31">q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0" draw:name="Forme8" draw:style-name="gr1" draw:text-style-name="P31" svg:x1="7.22cm" svg:y1="1.928cm" svg:x2="8.631cm" svg:y2="1.928cm"><text:p/></draw:line><draw:frame text:anchor-type="paragraph" draw:z-index="9" draw:name="Forme5" draw:style-name="gr9" draw:text-style-name="P39" svg:width="1.676cm" svg:height="2.691cm" svg:x="8.631cm" svg:y="0.663cm"><draw:text-box><text:p text:style-name="P31">E2</text:p><text:p text:style-name="P32"><text:s/>b1</text:p><text:p text:style-name="P32"><text:s/>b2</text:p><text:p text:style-name="P32"><text:s/>.</text:p><text:p text:style-name="P32"><text:s/>.</text:p><text:p text:style-name="P32"><text:s/>bn</text:p></draw:text-box></draw:frame><draw:frame text:anchor-type="paragraph" draw:z-index="10" draw:name="Forme9" draw:style-name="gr10" draw:text-style-name="P40" svg:width="5.626cm" svg:height="1.53cm" svg:x="13.092cm" svg:y="1.074cm"><draw:text-box><text:p>E1 → R1(a1 , … , an)</text:p><text:p>E2 → R2(b1 , … , bn)</text:p><text:p>Assoc → R3(a1, b1, q1, … , qn)</text:p></draw:text-box></draw:frame><draw:line text:anchor-type="paragraph" draw:z-index="11" draw:name="Forme10" draw:style-name="gr11" draw:text-style-name="P31" svg:x1="10.689cm" svg:y1="1.926cm" svg:x2="12.659cm" svg:y2="1.926cm"><text:p/></draw:line><text:span text:style-name="T1"/></text:p>
      <text:p text:style-name="P14"><draw:frame text:anchor-type="paragraph" draw:z-index="18" draw:name="Forme11" draw:style-name="gr12" draw:text-style-name="P40" svg:width="1.796cm" svg:height="1.47cm" svg:x="1.782cm" svg:y="0.095cm"><draw:text-box><text:p>0 ou 1 – N </text:p></draw:text-box></draw:frame><draw:frame text:anchor-type="paragraph" draw:z-index="19" draw:name="Forme11" draw:style-name="gr12" draw:text-style-name="P40" svg:width="1.796cm" svg:height="1.47cm" svg:x="6.835cm" svg:y="0.095cm"><draw:text-box><text:p>0 ou 1 – N </text:p></draw:text-box></draw:frame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draw:line text:anchor-type="paragraph" draw:z-index="12" draw:name="Forme8" draw:style-name="gr1" draw:text-style-name="P31" svg:x1="7.071cm" svg:y1="3.254cm" svg:x2="8.482cm" svg:y2="3.254cm"><text:p/></draw:line><draw:frame text:anchor-type="paragraph" draw:z-index="13" draw:name="Forme5" draw:style-name="gr7" draw:text-style-name="P38" svg:width="1.676cm" svg:height="2.691cm" svg:x="-0.042cm" svg:y="1.99cm"><draw:text-box><text:p text:style-name="P31">E1</text:p><text:p text:style-name="P32"><text:s/>a1</text:p><text:p text:style-name="P32"><text:s/>a2</text:p><text:p text:style-name="P32"><text:s/>.</text:p><text:p text:style-name="P32"><text:s/>.</text:p><text:p text:style-name="P32"><text:s/>an</text:p></draw:text-box></draw:frame><draw:line text:anchor-type="paragraph" draw:z-index="14" draw:name="Forme6" draw:style-name="gr1" draw:text-style-name="P31" svg:x1="1.633cm" svg:y1="3.283cm" svg:x2="2.545cm" svg:y2="3.283cm"><text:p/></draw:line><draw:custom-shape text:anchor-type="paragraph" draw:z-index="15" draw:name="Forme7" draw:style-name="gr8" draw:text-style-name="P38" svg:width="4.617cm" svg:height="1.5cm" svg:x="2.455cm" svg:y="2.549cm"><text:p text:style-name="P31">Association</text:p><text:p text:style-name="P31">q1</text:p><text:p text:style-name="P31">q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6" draw:name="Forme5" draw:style-name="gr9" draw:text-style-name="P39" svg:width="1.676cm" svg:height="2.691cm" svg:x="8.483cm" svg:y="1.99cm"><draw:text-box><text:p text:style-name="P31">E2</text:p><text:p text:style-name="P32"><text:s/>b1</text:p><text:p text:style-name="P32"><text:s/>b2</text:p><text:p text:style-name="P32"><text:s/>.</text:p><text:p text:style-name="P32"><text:s/>.</text:p><text:p text:style-name="P32"><text:s/>bn</text:p></draw:text-box></draw:frame><text:span text:style-name="T1"/></text:p>
      <text:p text:style-name="P15"><draw:line text:anchor-type="paragraph" draw:z-index="17" draw:name="Forme10" draw:style-name="gr11" draw:text-style-name="P31" svg:x1="10.158cm" svg:y1="2.478cm" svg:x2="12.128cm" svg:y2="2.478cm"><text:p/></draw:line><draw:frame text:anchor-type="paragraph" draw:z-index="20" draw:name="Forme11" draw:style-name="gr12" draw:text-style-name="P40" svg:width="1.796cm" svg:height="1.47cm" svg:x="6.486cm" svg:y="1.706cm"><draw:text-box><text:p>0 ou 1 – N </text:p></draw:text-box></draw:frame><draw:frame text:anchor-type="paragraph" draw:z-index="21" draw:name="Forme11" draw:style-name="gr12" draw:text-style-name="P40" svg:width="1.796cm" svg:height="1.47cm" svg:x="1.81cm" svg:y="1.711cm"><draw:text-box><text:p>0 – 1</text:p></draw:text-box></draw:frame><draw:frame text:anchor-type="paragraph" draw:z-index="22" draw:name="Forme9" draw:style-name="gr10" draw:text-style-name="P40" svg:width="6.674cm" svg:height="1.53cm" svg:x="12.326cm" svg:y="2.125cm"><draw:text-box><text:p>E1 → R1(a1, … , an, b1 , q1, … , qn )</text:p><text:p>E2 → R2(b1 , … , bn)</text:p></draw:text-box></draw:frame><text:span text:style-name="T1">Association 0 – 1 / 0 ou 1 – N </text:span></text:p>
      <text:p text:style-name="P28"><text:span text:style-name="T1">Voir schéma 1</text:span></text:p>
      <text:p text:style-name="P16"><text:span text:style-name="T1"/></text:p>
      <text:p text:style-name="P16"><text:span text:style-name="T1">Mutuelle(</text:span>codeM<text:span text:style-name="T1">, nomM, villeM)</text:span></text:p>
      <text:p text:style-name="P16"><text:span text:style-name="T1">Hopital(</text:span>idH<text:span text:style-name="T1">, nomH, AdresseH)</text:span></text:p>
      <text:p text:style-name="P16"><text:span text:style-name="T1">Affec</text:span><text:span text:style-name="T14">t</text:span><text:span text:style-name="T1">ion(</text:span>codeAff<text:span text:style-name="T1">, nomA, dangerositéA)</text:span></text:p>
      <text:p text:style-name="P16"><text:span text:style-name="T1">Docteur(</text:span>codeDoc<text:span text:style-name="T1">, nomDoc, prenomDoc, villeDoc)</text:span></text:p>
      <text:p text:style-name="P17"><text:span text:style-name="T1">Service(</text:span>codeService<text:span text:style-name="T1">, denominationS, #idH)</text:span></text:p>
      <text:p text:style-name="P17"><text:span text:style-name="T1">Patient(</text:span>n°SS<text:span text:style-name="T1">, nomP, prenomP, villeP, #codeMut, année cotise)</text:span></text:p>
      <text:p text:style-name="P17"><text:span text:style-name="T1">Hospitalise(</text:span>n°SS, codeDoc, codeAff, codeService<text:span text:style-name="T1">, date)</text:span></text:p>
      <text:p text:style-name="P17"><text:span text:style-name="T1"/></text:p>
      <text:p text:style-name="P18"><text:span text:style-name="T1">Algèbre relationnel : </text:span></text:p>
      <text:p text:style-name="P18"><text:span text:style-name="T1"><text:tab/>→ introduit par Codol en 1970</text:span></text:p>
      <text:p text:style-name="P18"><text:span text:style-name="T1"><text:tab/>→ opérations formelles qui agissent sur des relations et qui produisent des relations</text:span></text:p>
      <text:p text:style-name="P18"><text:span text:style-name="T1"><text:tab/></text:span></text:p>
      <text:p text:style-name="P18"><text:span text:style-name="T1">Opérations ensemblistes : </text:span></text:p>
      <text:p text:style-name="P18"><text:span text:style-name="T1"><text:tab/></text:span><text:span text:style-name="T13">1) </text:span><text:span text:style-name="T1">→</text:span><text:span text:style-name="T12"> </text:span><text:span text:style-name="T1">sur des relations de même schéma.</text:span></text:p>
      <text:p text:style-name="P18"><text:span text:style-name="T1"><text:tab/><text:tab/>L’</text:span><text:span text:style-name="T9">union</text:span><text:span text:style-name="T1"> de 2 relations R &amp; S de même schéma est une Relation T <text:tab/><text:tab/>composée des t-uples de R et de S. </text:span></text:p>
      <text:p text:style-name="P18"><text:span text:style-name="T1"><text:tab/><text:tab/>On note R u S</text:span></text:p>
      <text:p text:style-name="P18"><text:span text:style-name="T1"/></text:p>
      <text:p text:style-name="P18"><text:span text:style-name="T1"><text:tab/><text:tab/>L’</text:span><text:span text:style-name="T9">intersection</text:span><text:span text:style-name="T2"> de 2 relations R et S de même schéma est une <text:tab/><text:tab/><text:tab/>relation <text:s/>T composée des t-uples appartenant à la fois à R et à S.</text:span></text:p>
      <text:p text:style-name="P18"><text:span text:style-name="T2"><text:tab/><text:tab/>Les t-uples doivent apparaître à la fois dans R et à la fois dans S.</text:span></text:p>
      <text:p text:style-name="P18"><text:span text:style-name="T2"><text:tab/><text:tab/>On note R n S</text:span></text:p>
      <text:p text:style-name="P18"><text:span text:style-name="T2"/></text:p>
      <text:p text:style-name="P18"><text:span text:style-name="T2"><text:tab/><text:tab/></text:span><text:span text:style-name="T4">La </text:span><text:span text:style-name="T10">différence</text:span><text:span text:style-name="T4"> de 2 relations R et S de même schéma est une <text:tab/><text:tab/><text:tab/>relation T composée des t-uples de R qui n’appartient pas à S.</text:span></text:p>
      <text:p text:style-name="P18"><text:span text:style-name="T4"><text:tab/><text:tab/>On note R \ S</text:span></text:p>
      <text:p text:style-name="P18"><text:span text:style-name="T4"><text:tab/></text:span></text:p>
      <text:p text:style-name="P18"><text:span text:style-name="T4"><text:tab/></text:span><text:span text:style-name="T5">2) </text:span><text:span text:style-name="T4">→</text:span><text:span text:style-name="T5"> sur des relations de schéma arbitraires</text:span></text:p>
      <text:p text:style-name="P18"><text:span text:style-name="T5"><text:tab/><text:tab/></text:span><text:span text:style-name="T6">Le </text:span><text:span text:style-name="T11">produit</text:span><text:span text:style-name="T6"> cartésien de 2 relations R et S est une relation T <text:tab/><text:tab/><text:tab/>composée de chaque t-uple de R concaténé avec chaque t-uple <text:tab/><text:tab/>de S.</text:span></text:p>
      <text:p text:style-name="P18"><text:span text:style-name="T6"><text:tab/><text:tab/>On note R x S</text:span></text:p>
      <text:p text:style-name="P18"><draw:frame text:anchor-type="paragraph" draw:z-index="25" draw:name="Forme12" draw:style-name="gr13" draw:text-style-name="P41" svg:width="1.971cm" svg:height="4.035cm" svg:x="10.425cm" svg:y="0.349cm"><draw:text-box><text:p text:style-name="P31">A x B</text:p><text:p text:style-name="P32">a 1<text:tab/>4 z</text:p><text:p text:style-name="P32">a 1<text:tab/>5 c</text:p><text:p text:style-name="P32">a2<text:tab/>4 z</text:p><text:p text:style-name="P32">a2<text:tab/>5 c</text:p><text:p text:style-name="P32">b1<text:tab/>4 z</text:p><text:p text:style-name="P32">b1<text:tab/>5 c</text:p><text:p text:style-name="P32">b2<text:tab/>4 z</text:p><text:p text:style-name="P32">b2<text:tab/>5 c</text:p></draw:text-box></draw:frame><text:span text:style-name="T6"><text:tab/><text:tab/></text:span><text:span text:style-name="T21">exemple : </text:span></text:p>
      <text:p text:style-name="P18"><draw:frame text:anchor-type="paragraph" draw:z-index="23" draw:name="Forme12" draw:style-name="gr13" draw:text-style-name="P41" svg:width="1.676cm" svg:height="2.352cm" svg:x="4.898cm" svg:y="0.222cm"><draw:text-box><text:p text:style-name="P31">A</text:p><text:p text:style-name="P32">a<text:tab/>1</text:p><text:p text:style-name="P32">a<text:tab/>2</text:p><text:p text:style-name="P32">b<text:tab/>1</text:p><text:p text:style-name="P32">b<text:tab/>2</text:p></draw:text-box></draw:frame><draw:frame text:anchor-type="paragraph" draw:z-index="24" draw:name="Forme12" draw:style-name="gr13" draw:text-style-name="P41" svg:width="1.676cm" svg:height="2.352cm" svg:x="7.103cm" svg:y="0.222cm"><draw:text-box><text:p text:style-name="P31">B</text:p><text:p text:style-name="P32">4<text:tab/>z</text:p><text:p text:style-name="P32">5<text:tab/>c</text:p></draw:text-box></draw:frame><text:span text:style-name="T5"><text:tab/></text:span></text:p>
      <text:p text:style-name="P18"><text:span text:style-name="T1"/></text:p>
      <text:p text:style-name="P18"><text:span text:style-name="T1"><text:tab/></text:span></text:p>
      <text:p text:style-name="P29"><text:span text:style-name="T1">Opérations spécifiques</text:span></text:p>
      <text:p text:style-name="P19"><text:span text:style-name="T1"><text:tab/>l’</text:span><text:span text:style-name="T9">affectation</text:span><text:span text:style-name="T2"> est une sauvegarde du résultat d’une expression<text:tab/></text:span></text:p>
      <text:p text:style-name="P19"><text:span text:style-name="T2"><text:tab/>On note T ← S</text:span></text:p>
      <text:p text:style-name="P19"><text:span text:style-name="T2"/></text:p>
      <text:p text:style-name="P19"><text:span text:style-name="T2"><text:tab/>La </text:span><text:span text:style-name="T9">restriction</text:span><text:span text:style-name="T2"> d’une relation S par une qualification Q est une relation </text:span></text:p>
      <text:p text:style-name="P19"><text:span text:style-name="T2"><text:tab/>T formée par tous les t-uples de S qui satisfont la qualification de Q</text:span></text:p>
      <text:p text:style-name="P19"><text:span text:style-name="T2"><text:tab/>On note 6</text:span><text:span text:style-name="T30">Q</text:span><text:span text:style-name="T2">S</text:span></text:p>
      <text:p text:style-name="P19"><text:span text:style-name="T2"/></text:p>
      <text:p text:style-name="P19"><text:span text:style-name="T2"><text:tab/>La </text:span><text:span text:style-name="T9">projection</text:span><text:span text:style-name="T2"> d’une relation S (a1, … , an) sur une série d’attributs</text:span></text:p>
      <text:p text:style-name="P19"><text:span text:style-name="T2"><text:tab/>a1 , … , ap (p&lt;n) est une relation T de schéma (A1, … , Ap) dont les </text:span></text:p>
      <text:p text:style-name="P19"><text:span text:style-name="T2"><text:tab/>t-uples sont obtenus par élimination des attributs n’appartenant pas à </text:span></text:p>
      <text:p text:style-name="P19"><text:span text:style-name="T2"><text:tab/>T et suppression des doublons.</text:span></text:p>
      <text:p text:style-name="P19"><text:span text:style-name="T2"><text:tab/></text:span><text:span text:style-name="T7">On note </text:span><text:span text:style-name="T51">π</text:span><text:span text:style-name="T37">attribut R</text:span></text:p>
      <text:p text:style-name="P19"><text:span text:style-name="T2"/></text:p>
      <text:p text:style-name="P19"><text:span text:style-name="T2"><text:tab/>La </text:span><text:span text:style-name="T9">jointure</text:span></text:p>
      <text:p text:style-name="P19"><text:span text:style-name="T2"><text:tab/><text:tab/>- </text:span><text:span text:style-name="T39">θJointure de R et S selon une qualification Q est une relation T</text:span></text:p>
      <text:p text:style-name="P19"><text:span text:style-name="T39"><text:tab/><text:tab/>contenant les t-uples du produit cartésien RxS qui satisfont Q</text:span></text:p>
      <text:p text:style-name="P19"><text:span text:style-name="T39"><text:tab/><text:tab/>On note R X S</text:span></text:p>
      <text:p text:style-name="P19"><text:span text:style-name="T39"><text:tab/><text:tab/><text:tab/> <text:s text:c="9"/>Q</text:span></text:p>
      <text:p text:style-name="P19"><text:span text:style-name="T39"/></text:p>
      <text:p text:style-name="P20"><text:span text:style-name="T39"><text:tab/><text:tab/>- </text:span><text:span text:style-name="T40">l’équijointure de R et S est une </text:span><text:span text:style-name="T39">θ </text:span><text:span text:style-name="T40">jointure avec pour</text:span></text:p>
      <text:p text:style-name="P20"><text:span text:style-name="T40"><text:tab/><text:tab/>qualification d’égalité entre 2 attributs</text:span></text:p>
      <text:p text:style-name="P20"><text:span text:style-name="T40"/></text:p>
      <text:p text:style-name="P20"><text:span text:style-name="T40"><text:tab/><text:tab/>- La jointure naturelle est une equijointure avec tout les attributs</text:span></text:p>
      <text:p text:style-name="P20"><text:span text:style-name="T40"><text:tab/><text:tab/>de même nom dans R et S, suivie d’une projection pour ne <text:tab/><text:tab/><text:tab/>conserver qu’un seul de ses attributs.</text:span></text:p>
      <text:p text:style-name="P20"><text:span text:style-name="T40"><text:tab/><text:tab/>On note R X S</text:span></text:p>
      <text:p text:style-name="P20"><text:span text:style-name="T40"/></text:p>
      <text:p text:style-name="P20"><text:span text:style-name="T40"><text:tab/>La </text:span><text:span text:style-name="T44">division</text:span><text:span text:style-name="T40"> de la relation R(a1, … , an) par la relation S(a</text:span><text:span text:style-name="T32">p+1</text:span><text:span text:style-name="T40">, … , a</text:span><text:span text:style-name="T32">n</text:span><text:span text:style-name="T40">) est</text:span></text:p>
      <text:p text:style-name="P20"><text:span text:style-name="T40"><text:tab/>la relation T(a</text:span><text:span text:style-name="T32">1</text:span><text:span text:style-name="T40">, … , a</text:span><text:span text:style-name="T32">p</text:span><text:span text:style-name="T40">) formée de tous les t-uples qui concaténés à</text:span></text:p>
      <text:p text:style-name="P20"><text:span text:style-name="T40"><text:tab/>chaque t-uple de S donne un t-uple de R.</text:span></text:p>
      <text:p text:style-name="P20"><text:span text:style-name="T40"><text:tab/>On note R/S</text:span></text:p>
      <text:p text:style-name="P20"><draw:line text:anchor-type="paragraph" draw:z-index="28" draw:name="Forme14" draw:style-name="gr16" draw:text-style-name="P31" svg:x1="7.131cm" svg:y1="0.347cm" svg:x2="7.131cm" svg:y2="5.374cm"><text:p/></draw:line><text:span text:style-name="T40"/></text:p>
      <text:p text:style-name="P20"><draw:frame text:anchor-type="paragraph" draw:z-index="26" draw:name="Forme13" draw:style-name="gr14" draw:text-style-name="P41" svg:width="3.116cm" svg:height="4.931cm" svg:x="-0.217cm" svg:y="0.162cm"><draw:text-box><text:p text:style-name="P31">A</text:p><text:p text:style-name="P31"/><text:p text:style-name="P32">A1<text:tab/>A2<text:tab/>A3</text:p><text:p text:style-name="P32">a<text:tab/>1<text:tab/>b</text:p><text:p text:style-name="P32">a<text:tab/>1<text:tab/>c</text:p><text:p text:style-name="P32">b<text:tab/>2<text:tab/>b</text:p><text:p text:style-name="P32">b<text:tab/>2<text:tab/>d</text:p><text:p text:style-name="P32">b<text:tab/>3<text:tab/>c</text:p><text:p text:style-name="P32">b<text:tab/>3<text:tab/>b</text:p><text:p text:style-name="P32">b<text:tab/>4<text:tab/>c</text:p><text:p text:style-name="P32">b<text:tab/>5<text:tab/>d</text:p></draw:text-box></draw:frame><draw:frame text:anchor-type="paragraph" draw:z-index="27" draw:name="Forme13" draw:style-name="gr15" draw:text-style-name="P41" svg:width="0.678cm" svg:height="2.243cm" svg:x="4.662cm" svg:y="0.691cm"><draw:text-box><text:p text:style-name="P31">B</text:p><text:p text:style-name="P31"/><text:p text:style-name="P32">A3</text:p><text:p text:style-name="P32">b</text:p><text:p text:style-name="P32">c</text:p></draw:text-box></draw:frame><draw:frame text:anchor-type="paragraph" draw:z-index="29" draw:name="Forme15" draw:style-name="gr17" draw:text-style-name="P40" svg:width="2.294cm" svg:height="2.382cm" svg:x="7.779cm" svg:y="0.309cm"><draw:text-box><text:p><text:s/>a 1<text:tab/>ok</text:p><text:p><text:span text:style-name="T58"><text:s/></text:span><text:span text:style-name="T59">b 2</text:span></text:p><text:p><text:span text:style-name="T58"><text:s/></text:span><text:span text:style-name="T58">b 3</text:span><text:span text:style-name="T58"><text:tab/></text:span><text:span text:style-name="T58">ok</text:span></text:p><text:p><text:span text:style-name="T58"><text:s/></text:span><text:span text:style-name="T59">b 4</text:span></text:p><text:p><text:span text:style-name="T58"><text:s/></text:span><text:span text:style-name="T59">b 5</text:span></text:p></draw:text-box></draw:frame><text:span text:style-name="T40"><text:tab/></text:span></text:p>
      <text:p text:style-name="P30"><text:span text:style-name="T40">O</text:span><text:span text:style-name="T39">pérations de calcul</text:span></text:p>
      <text:p text:style-name="P21"><text:span text:style-name="T39"><text:tab/>Le </text:span><text:span text:style-name="T43">compte</text:span><text:span text:style-name="T39"> d’une relation R dénombre les t-uples de R</text:span></text:p>
      <text:p text:style-name="P21"><text:span text:style-name="T39"><text:tab/>On note Compte(R)</text:span></text:p>
      <text:p text:style-name="P21"><text:span text:style-name="T39"/></text:p>
      <text:p text:style-name="P21"><text:span text:style-name="T39"><text:tab/>La </text:span><text:span text:style-name="T43">somme</text:span><text:span text:style-name="T39"> d’un attribut A d’une relation R est la somme cumulée des</text:span></text:p>
      <text:p text:style-name="P21"><text:span text:style-name="T39"><text:tab/>valeurs numériques de A sur tous les t-uples de R</text:span></text:p>
      <text:p text:style-name="P21"><text:span text:style-name="T39"><text:tab/>On note Somme</text:span><text:span text:style-name="T33">A</text:span><text:span text:style-name="T39">(R)</text:span></text:p>
      <text:p text:style-name="P21"><text:span text:style-name="T39"/></text:p>
      <text:p text:style-name="P22"><text:span text:style-name="T39">En reprenant le schéma relationnel</text:span></text:p>
      <text:p text:style-name="P22"><text:span text:style-name="T39"><text:tab/>Patient, Docteur, Affection, Mutuelle, etc … </text:span></text:p>
      <text:p text:style-name="P22"><text:span text:style-name="T39"/></text:p>
      <text:p text:style-name="P22"><text:span text:style-name="T39">formuler les requêtes suivantes : </text:span></text:p>
      <text:p text:style-name="P22"><text:span text:style-name="T39">1) la liste des docteurs</text:span></text:p>
      <text:p text:style-name="P22"><text:span text:style-name="T39">2) </text:span><text:span text:style-name="T41">la liste des prénoms des patients</text:span></text:p>
      <text:p text:style-name="P23"><text:span text:style-name="T39">3) la liste des noms d’hôpitaux de Reims</text:span></text:p>
      <text:p text:style-name="P23"><text:span text:style-name="T39">4) le nom de la Mutuelle du patient 432</text:span></text:p>
      <text:p text:style-name="P23"><text:span text:style-name="T39">5) le nom de l’affection pour laquelle le docteur 5329 a hospitalisé Mr Dupond.</text:span></text:p>
      <text:p text:style-name="P24"><text:span text:style-name="T39">6) les noms des mutuelles cotisées par des patients hospitalisés en cardiologie.</text:span></text:p>
      <text:p text:style-name="P24"><text:span text:style-name="T39">7)</text:span></text:p>
      <text:p text:style-name="P24"><text:span text:style-name="T39"/></text:p>
      <text:p text:style-name="P24"><text:span text:style-name="T39">Réponses : <text:s/></text:span></text:p>
      <text:p text:style-name="P27"><text:span text:style-name="T46">→</text:span><text:span text:style-name="T47"> voir P2 feuille cou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1" svg:font-family="Ubuntu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3:40:29.585608608</meta:creation-date>
    <dc:date>2018-09-28T15:50:42.209063678</dc:date>
    <meta:editing-duration>PT1H49M28S</meta:editing-duration>
    <meta:editing-cycles>33</meta:editing-cycles>
    <meta:generator>LibreOffice/6.0.3.2$Linux_X86_64 LibreOffice_project/00m0$Build-2</meta:generator>
    <meta:document-statistic meta:table-count="0" meta:image-count="0" meta:object-count="0" meta:page-count="5" meta:paragraph-count="121" meta:word-count="834" meta:character-count="4851" meta:non-whitespace-character-count="3939"/>
  </office:meta>
</office:document-meta>
</file>